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HUAMAN, ARNOLD RAU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5200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HUAMAN, ARNOLD RAU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5200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3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1/2021</text:p>
          </table:table-cell>
          <table:table-cell table:style-name="Tabla2.A2" office:value-type="string">
            <text:p text:style-name="P7">932221</text:p>
          </table:table-cell>
          <table:table-cell table:style-name="Tabla2.A2" office:value-type="string">
            <text:p text:style-name="P7">13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JORGE ESCOB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23:04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